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 Backlog – Ruzzle</text:p>
          </table:table-cell>
          <table:table-cell table:style-name="ce1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Estimated Effo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figurazione e Bootrap del progett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azione standard per lo sviluppo (Agile)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zione e Utilizzo del board del gioc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zione dell’interfaccia grafic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ruzione ed utilizzo del dizionari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plementazione delle regole di base 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zione del sistema di punteggi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zione e gestione utenti con classific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tensione multiplayer/distribuito del gioc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lazione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3:08:00.0739177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09:41.550914738</meta:creation-date>
    <dc:date>2019-02-11T13:20:03.874430895</dc:date>
    <meta:editing-duration>PT26M32S</meta:editing-duration>
    <meta:editing-cycles>5</meta:editing-cycles>
    <meta:generator>LibreOffice/5.1.6.2$Linux_X86_64 LibreOffice_project/10m0$Build-2</meta:generator>
    <meta:document-statistic meta:table-count="1" meta:cell-count="34" meta:object-count="0"/>
  </office:meta>
</office:document-meta>
</file>